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b3997" officeooo:paragraph-rsid="001b3a86"/>
    </style:style>
    <style:style style:name="P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1b3a86" officeooo:paragraph-rsid="001b3a86"/>
    </style:style>
    <style:style style:name="P3"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01b3a86"/>
    </style:style>
    <style:style style:name="P4" style:family="paragraph" style:parent-style-name="Text_20_body">
      <style:paragraph-properties style:border-line-width-bottom="0.0047in 0.0047in 0.0047in" fo:padding-left="0in" fo:padding-right="0in" fo:padding-top="0in" fo:padding-bottom="0.0291in" fo:border-left="none" fo:border-right="none" fo:border-top="none" fo:border-bottom="0.99pt double #000000" style:join-border="false"/>
      <style:text-properties officeooo:rsid="001b3a86" officeooo:paragraph-rsid="001b3a86"/>
    </style:style>
    <style:style style:name="P5" style:family="paragraph" style:parent-style-name="Heading_20_1">
      <style:paragraph-properties fo:padding-left="0in" fo:padding-right="0in" fo:padding-top="0in" fo:padding-bottom="0.0291in" fo:border-left="none" fo:border-right="none" fo:border-top="none" fo:border-bottom="0.06pt solid #000000" style:join-border="false"/>
      <style:text-properties officeooo:rsid="001b3997" officeooo:paragraph-rsid="001b3997"/>
    </style:style>
    <style:style style:name="P6" style:family="paragraph" style:parent-style-name="Heading_20_4">
      <style:text-properties officeooo:rsid="001b61ac" officeooo:paragraph-rsid="001b61ac"/>
    </style:style>
    <style:style style:name="P7" style:family="paragraph" style:parent-style-name="Standard">
      <style:paragraph-properties style:border-line-width-bottom="0.0102in 0.0102in 0.0346in" fo:padding-left="0in" fo:padding-right="0in" fo:padding-top="0in" fo:padding-bottom="0.0291in" fo:border-left="none" fo:border-right="none" fo:border-top="none" fo:border-bottom="4pt double #000000" style:join-border="false"/>
      <style:text-properties officeooo:rsid="000ee657" officeooo:paragraph-rsid="001b3997"/>
    </style:style>
    <style:style style:name="P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1b3a86"/>
    </style:style>
    <style:style style:name="P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09867" officeooo:paragraph-rsid="001b3a86"/>
    </style:style>
    <style:style style:name="P1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b3a86" officeooo:paragraph-rsid="001b3a86"/>
    </style:style>
    <style:style style:name="T1" style:family="text">
      <style:text-properties officeooo:rsid="001b3997"/>
    </style:style>
    <style:style style:name="T2" style:family="text">
      <style:text-properties officeooo:rsid="00109867"/>
    </style:style>
    <style:style style:name="T3" style:family="text">
      <style:text-properties officeooo:rsid="001b3a86"/>
    </style:style>
    <style:style style:name="T4" style:family="text">
      <style:text-properties style:text-position="super 58%"/>
    </style:style>
    <style:style style:name="T5"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Journaling (daily) – Embedded notes</text:h>
      <text:h text:style-name="P6" text:outline-level="4">Index</text:h>
      <text:p text:style-name="P2"><text:a xlink:type="simple" xlink:href="#1.1.Overview|outline" text:style-name="Internet_20_link" text:visited-style-name="Visited_20_Internet_20_Link">Overview</text:a><text:line-break/><text:a xlink:type="simple" xlink:href="#1.1.1.overnight notes (phone)|outline" text:style-name="Internet_20_link" text:visited-style-name="Visited_20_Internet_20_Link">Overnight notes (phone)</text:a><text:line-break/><text:a xlink:type="simple" xlink:href="#1.1.2.overnight notes (laptop)|outline" text:style-name="Internet_20_link" text:visited-style-name="Visited_20_Internet_20_Link">Overnight notes (laptop)</text:a><text:line-break/><text:a xlink:type="simple" xlink:href="#1.1.3.morning notes (phone)|outline" text:style-name="Internet_20_link" text:visited-style-name="Visited_20_Internet_20_Link">Morning notes (phone)</text:a><text:line-break/><text:a xlink:type="simple" xlink:href="#1.1.4.morning notes (laptop)|outline" text:style-name="Internet_20_link" text:visited-style-name="Visited_20_Internet_20_Link">Morning notes (laptop)</text:a><text:line-break/><text:a xlink:type="simple" xlink:href="#1.1.5.mid-day notes (phone)|outline" text:style-name="Internet_20_link" text:visited-style-name="Visited_20_Internet_20_Link">Mid-day notes (phone)</text:a><text:line-break/><text:a xlink:type="simple" xlink:href="#1.1.6.Mid-day notes (laptop)|outline" text:style-name="Internet_20_link" text:visited-style-name="Visited_20_Internet_20_Link">Mid-day notes (laptop</text:a></text:p>
      <text:p text:style-name="P2">File info<text:line-break/>File version: 1 (January 5<text:span text:style-name="T4">th</text:span> 2020)<text:line-break/>First version: 1 (January 5<text:span text:style-name="T4">th</text:span> 2020)</text:p>
      <text:h text:style-name="Heading_20_2" text:outline-level="2">Overview</text:h>
      <text:p text:style-name="P1">On and off for a while, I have been trying to keep embedded notes into my journaling. As of January 2020, I have finally gotten it embedded and consistent. Embedded notes</text:p>
      <text:p text:style-name="P7"><text:span text:style-name="T1">c</text:span>ontent in heading 4/heading 5 titles below the bottom of the journaling is the embedded notes. <text:span text:style-name="T2">Most common note names are </text:span></text:p>
      <text:h text:style-name="Heading_20_3" text:outline-level="3">overnight notes (phone)</text:h>
      <text:p text:style-name="P8"><text:span text:style-name="T3">| These notes are written on Sean’s phone after he shuts down for the night, and are used to finalize the document from the day they were written for. These notes typically contain data for both the day of writing, and the beginning of the next day</text:span></text:p>
      <text:h text:style-name="Heading_20_3" text:outline-level="3">overnight notes (laptop)</text:h>
      <text:p text:style-name="P3"><text:span text:style-name="T3">| These notes are written on Sean’s laptop before he shuts it down for the night. These notes are used to update the document the next day</text:span></text:p>
      <text:h text:style-name="Heading_20_3" text:outline-level="3">morning notes (phone)</text:h>
      <text:p text:style-name="P9"><text:span text:style-name="T3">| These notes are written in the morning from a text document on Sean’s phone. They are copied in and worked with later on in the day</text:span></text:p>
      <text:h text:style-name="Heading_20_3" text:outline-level="3">morning notes (laptop)</text:h>
      <text:p text:style-name="P3"><text:span text:style-name="T3">| These notes are written on Sean’s laptop before he starts journaling work for the day. This set of notes typically has afternoon notes as well. These are written down typically before Sean starts writing for real later in the day</text:span></text:p>
      <text:h text:style-name="Heading_20_3" text:outline-level="3"><text:soft-page-break/>mid-day notes (phone)</text:h>
      <text:p text:style-name="P10">| These notes are used when Sean can’t access his laptop in the afternoon, and has to write notes. These notes are used for journaling later in the day, or possibly the next day if something goes wrong</text:p>
      <text:h text:style-name="Heading_20_3" text:outline-level="3"><text:span text:style-name="T3">Mid-day notes (laptop)</text:span></text:h>
      <text:p text:style-name="P4">Mid-day notes on Sean’s laptop are written later in the day. They are entered in when Sean gets back to work. These notes are common.</text:p>
      <text:p text:style-name="P4">End of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5T15:35:50.558000000</meta:creation-date>
    <dc:date>2020-01-05T17:27:13.813000000</dc:date>
    <meta:editing-duration>PT1H51M27S</meta:editing-duration>
    <meta:editing-cycles>3</meta:editing-cycles>
    <meta:generator>LibreOffice/6.1.2.1$Windows_X86_64 LibreOffice_project/65905a128db06ba48db947242809d14d3f9a93fe</meta:generator>
    <meta:document-statistic meta:table-count="0" meta:image-count="0" meta:object-count="0" meta:page-count="2" meta:paragraph-count="20" meta:word-count="317" meta:character-count="1795" meta:non-whitespace-character-count="1496"/>
  </office:meta>
</office:document-meta>
</file>